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637cm" style:rel-column-width="5068*"/>
    </style:style>
    <style:style style:name="Table8.B" style:family="table-column">
      <style:table-column-properties style:column-width="2.778cm" style:rel-column-width="22111*"/>
    </style:style>
    <style:style style:name="Table8.C" style:family="table-column">
      <style:table-column-properties style:column-width="4.819cm" style:rel-column-width="3835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2.327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8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9215*"/>
    </style:style>
    <style:style style:name="Table3.B" style:family="table-column">
      <style:table-column-properties style:column-width="5.821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9075*"/>
    </style:style>
    <style:style style:name="Table6.B" style:family="table-column">
      <style:table-column-properties style:column-width="5.838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text-properties style:font-name="Helvetica2" fo:font-size="9pt" fo:letter-spacing="-0.004cm" style:font-size-asian="9pt" style:font-size-complex="9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style:font-name="Helvetica2" fo:font-size="10pt" style:font-size-asian="10pt" style:font-size-complex="10pt"/>
    </style:style>
    <style:style style:name="P9" style:family="paragraph" style:parent-style-name="List" style:list-style-name="L1"/>
    <style:style style:name="P10" style:family="paragraph" style:parent-style-name="List" style:list-style-name="L2">
      <style:text-properties style:font-name="Helvetica2"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style:text-line-through-style="solid" style:text-underline-style="none"/>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MARKUP</text:p>
            </table:table-cell>
            <table:covered-table-cell/>
          </table:table-row>
        </table:table-header-rows>
        <table:table-row>
          <table:table-cell table:style-name="Table1.A2" office:value-type="string">
            <text:p text:style-name="Text_20_verbatim">``code``<text:line-break/>**bold**<text:line-break/>//italic//<text:line-break/>__underline__<text:line-break/>--strike--<text:line-break/>''&lt;b&gt;tagged&lt;/b&gt;''</text:p>
          </table:table-cell>
          <table:table-cell table:style-name="Table1.A2" office:value-type="string">
            <text:p text:style-name="Text_20_body"><text:span text:style-name="Teletype"><text:span text:style-name="T1">code</text:span></text:span><text:span text:style-name="Teletype"><text:span text:style-name="T2"><text:line-break/></text:span></text:span><text:span text:style-name="T2">bold</text:span><text:line-break/><text:span text:style-name="T3">italic</text:span><text:line-break/><text:span text:style-name="T4">underline<text:line-break/></text:span><text:span text:style-name="T7">strike</text:span><text:span text:style-name="T4"><text:line-break/></text:span><text:span text:style-name="T5">&lt;b&gt;tagged&lt;/b&gt;</text:span></text:p>
          </table:table-cell>
        </table:table-row>
        <table:table-row>
          <table:table-cell table:style-name="Table1.A3" office:value-type="string">
            <text:p text:style-name="Text_20_verbatim">= title 1 =<text:line-break/>== title 2 ==<text:line-break/>=== title 3 ===<text:line-break/>+++ numbered +++</text:p>
          </table:table-cell>
          <table:table-cell table:style-name="Table1.A3" office:value-type="string">
            <text:h text:style-name="Heading_20_1" text:outline-level="1">title 1</text:h>
            <text:h text:style-name="Heading_20_2" text:outline-level="2">title 2</text:h>
            <text:h text:style-name="Heading_20_3" text:outline-level="3">title 3</text:h>
            <text:h text:style-name="Heading_20_3" text:outline-level="3">1.1.1. numbered</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hyperlink)</text:p>
          </table:table-cell>
        </table:table-row>
        <table:table-row>
          <table:table-cell table:style-name="Table1.A3" office:value-type="string">
            <text:p text:style-name="Text_20_verbatim">abc<text:line-break/>% comment<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quote<text:line-break/>xyz</text:p>
          </table:table-cell>
          <table:table-cell table:style-name="Table1.A3" office:value-type="string">
            <text:p text:style-name="Table_20_Contents">abc<text:line-break/> <text:s text:c="3"/>quote<text:line-break/>xyz</text:p>
          </table:table-cell>
        </table:table-row>
        <table:table-row>
          <table:table-cell table:style-name="Table1.A3" office:value-type="string">
            <text:p text:style-name="Text_20_verbatim">- item<text:line-break/>- item<text:line-break/> <text:s/>- sub item</text:p>
          </table:table-cell>
          <table:table-cell table:style-name="Table1.A3" office:value-type="string">
            <text:list xml:id="list1407210173" text:style-name="L1">
              <text:list-item>
                <text:p text:style-name="P9">item</text:p>
              </text:list-item>
              <text:list-item>
                <text:p text:style-name="P9">item</text:p>
                <text:list>
                  <text:list-item>
                    <text:p text:style-name="P9">sub item</text:p>
                  </text:list-item>
                </text:list>
              </text:list-item>
            </text:list>
          </table:table-cell>
        </table:table-row>
        <table:table-row>
          <table:table-cell table:style-name="Table1.A3" office:value-type="string">
            <text:p text:style-name="Text_20_verbatim">+ item<text:line-break/>+ item<text:line-break/>+ item</text:p>
          </table:table-cell>
          <table:table-cell table:style-name="Table1.A3" office:value-type="string">
            <text:list xml:id="list198151068" text:style-name="L2">
              <text:list-item>
                <text:p text:style-name="P10">item</text:p>
              </text:list-item>
              <text:list-item>
                <text:p text:style-name="P10">item</text:p>
              </text:list-item>
              <text:list-item>
                <text:p text:style-name="P10">item</text:p>
              </text:list-item>
            </text:list>
          </table:table-cell>
        </table:table-row>
        <table:table-row>
          <table:table-cell table:style-name="Table1.A3" office:value-type="string">
            <text:p text:style-name="Text_20_verbatim">: term<text:line-break/>definition<text:line-break/>: term<text:line-break/>definition</text:p>
          </table:table-cell>
          <table:table-cell table:style-name="Table1.A3" office:value-type="string">
            <text:p text:style-name="Table_20_Contents">term<text:line-break/> <text:s text:c="3"/>definition<text:line-break/>term<text:line-break/> <text:s text:c="3"/>definition</text:p>
          </table:table-cell>
        </table:table-row>
        <table:table-row>
          <table:table-cell table:style-name="Table1.A3" office:value-type="string">
            <text:p text:style-name="Text_20_verbatim">```<text:line-break/>verbatim<text:line-break/> <text:s text:c="2"/>**block**<text:line-break/>```</text:p>
          </table:table-cell>
          <table:table-cell table:style-name="Table1.A3" office:value-type="string">
            <text:p text:style-name="Text_20_verbatim">verbatim<text:line-break/> <text:s text:c="2"/>**block**</text:p>
          </table:table-cell>
        </table:table-row>
        <table:table-row>
          <table:table-cell table:style-name="Table1.A3" office:value-type="string">
            <text:p text:style-name="Text_20_verbatim">|| tit 1 <text:s/>| tit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it 1</text:p></table:table-cell><table:table-cell table:style-name="Table2.B1" office:value-type="string"><text:p text:style-name="Table_20_Heading">tit 2</text:p></table:table-cell></table:table-row><table:table-row><table:table-cell table:style-name="Table2.A2" office:value-type="string"><text:p text:style-name="P6">c1</text:p></table:table-cell><table:table-cell table:style-name="Table2.B2" office:value-type="string"><text:p text:style-name="Table_20_Contents">c2</text:p></table:table-cell></table:table-row><table:table-row><table:table-cell table:style-name="Table2.A2" office:value-type="string"><text:p text:style-name="P7">c3</text:p></table:table-cell><table:table-cell table:style-name="Table2.B2" office:value-type="string"><text:p text:style-name="P7">c4</text:p></table:table-cell></table:table-row><table:table-row><table:table-cell table:style-name="Table2.B2" table:number-columns-spanned="2" office:value-type="string"><text:p text:style-name="P7">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TIONS</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5">List all available targets</text:p>
          </table:table-cell>
        </table:table-row>
        <table:table-row>
          <table:table-cell table:style-name="Table8.A3" office:value-type="string">
            <text:p text:style-name="P4">-t,</text:p>
          </table:table-cell>
          <table:table-cell table:style-name="Table8.A3" office:value-type="string">
            <text:p text:style-name="P4">--target=TYPE</text:p>
          </table:table-cell>
          <table:table-cell table:style-name="Table8.A3" office:value-type="string">
            <text:p text:style-name="P5">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FILE</text:p>
          </table:table-cell>
          <table:table-cell table:style-name="Table8.A3" office:value-type="string">
            <text:p text:style-name="P4">Input file (“-” for STDIN)</text:p>
          </table:table-cell>
        </table:table-row>
        <table:table-row>
          <table:table-cell table:style-name="Table8.A3" office:value-type="string">
            <text:p text:style-name="P4">-o,</text:p>
          </table:table-cell>
          <table:table-cell table:style-name="Table8.A3" office:value-type="string">
            <text:p text:style-name="P4">--outfile=FILE</text:p>
          </table:table-cell>
          <table:table-cell table:style-name="Table8.A3" office:value-type="string">
            <text:p text:style-name="P4">Output file (“-” for STDOUT)</text:p>
          </table:table-cell>
        </table:table-row>
        <table:table-row>
          <table:table-cell table:style-name="Table8.A3" office:value-type="string">
            <text:p text:style-name="P4"/>
          </table:table-cell>
          <table:table-cell table:style-name="Table8.A3" office:value-type="string">
            <text:p text:style-name="P4">--encoding=ENC</text:p>
          </table:table-cell>
          <table:table-cell table:style-name="Table8.A3" office:value-type="string">
            <text:p text:style-name="P4">Encoding: utf-8, iso-8859-1, etc</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Add Table of Contents (TOC)</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Set maximum TOC level</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Show TOC</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Enumerate all titles</text:p>
          </table:table-cell>
        </table:table-row>
        <table:table-row>
          <table:table-cell table:style-name="Table8.A3" office:value-type="string">
            <text:p text:style-name="P4"/>
          </table:table-cell>
          <table:table-cell table:style-name="Table8.A3" office:value-type="string">
            <text:p text:style-name="P4">--style=FILE</text:p>
          </table:table-cell>
          <table:table-cell table:style-name="Table8.A3" office:value-type="string">
            <text:p text:style-name="P4">HTML CSS file or LaTeX module</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Insert DIV tags for CSS</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Insert CSS inside output file</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No header, title nor footer </text:p>
          </table:table-cell>
        </table:table-row>
        <table:table-row>
          <table:table-cell table:style-name="Table8.A3" office:value-type="string">
            <text:p text:style-name="P4">-C,</text:p>
          </table:table-cell>
          <table:table-cell table:style-name="Table8.A3" office:value-type="string">
            <text:p text:style-name="P4">--config-file=FILE</text:p>
          </table:table-cell>
          <table:table-cell table:style-name="Table8.A3" office:value-type="string">
            <text:p text:style-name="P4">Read config from external file</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Show input file config</text:p>
          </table:table-cell>
        </table:table-row>
        <table:table-row>
          <table:table-cell table:style-name="Table8.A3" office:value-type="string">
            <text:p text:style-name="Table_20_Contents"><text:span text:style-name="T6">-V</text:span>,</text:p>
          </table:table-cell>
          <table:table-cell table:style-name="Table8.A3" office:value-type="string">
            <text:p text:style-name="P4">--version</text:p>
          </table:table-cell>
          <table:table-cell table:style-name="Table8.A3" office:value-type="string">
            <text:p text:style-name="P4">Show program version</text:p>
          </table:table-cell>
        </table:table-row>
        <table:table-row>
          <table:table-cell table:style-name="Table8.A3" office:value-type="string">
            <text:p text:style-name="Table_20_Contents"/>
          </table:table-cell>
          <table:table-cell table:style-name="Table8.A3" office:value-type="string">
            <text:p text:style-name="P4">--no-OPTION</text:p>
          </table:table-cell>
          <table:table-cell table:style-name="Table8.A3" office:value-type="string">
            <text:p text:style-name="P4">Turn OFF this option</text:p>
          </table:table-cell>
        </table:table-row>
      </table:table>
      <text:p text:style-name="P8"/>
      <text:p text:style-name="P8"/>
      <table:table table:name="Table4" table:style-name="Table4">
        <table:table-column table:style-name="Table4.A"/>
        <table:table-column table:style-name="Table4.B"/>
        <table:table-header-rows>
          <table:table-row>
            <table:table-cell table:style-name="Table4.A1" table:number-columns-spanned="2" office:value-type="string">
              <text:p text:style-name="P2">MACROS</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The conversion date / modification time<text:line-break/>Default: %Y%m%d<text:line-break/>%Y (year) %m (month) %d (day)<text:line-break/>%H (hour) %M (min) %S (sec) %c (full)<text:line-break/>%A %a (weekday) %B %b (month name)<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The input/output file path<text:line-break/>Default: %f<text:line-break/>%f (file) %e (ext) %d (dir) %p (path)<text:line-break/>%F (file w/o ext) <text:s/>%D (parent dir)<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User specified TOC location<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SETTINGS</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Same as --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Same as --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Same as --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Default command line options<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Input search &amp; replace filter<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Output search &amp; replace filter<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Same as --config-file<text:line-break/><text:span text:style-name="Teletype">%!includeconf: myc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CLUDE</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Include file F as txt2tags file</text:p>
          </table:table-cell>
        </table:table-row>
        <table:table-row>
          <table:table-cell table:style-name="Table3.A3" office:value-type="string">
            <text:p text:style-name="Table_20_Contents">%!Include: ``F``</text:p>
          </table:table-cell>
          <table:table-cell table:style-name="Table3.A3" office:value-type="string">
            <text:p text:style-name="Table_20_Contents">Include file F as verbatim block</text:p>
          </table:table-cell>
        </table:table-row>
        <table:table-row>
          <table:table-cell table:style-name="Table3.A3" office:value-type="string">
            <text:p text:style-name="Table_20_Contents">%!Include: ''F''</text:p>
          </table:table-cell>
          <table:table-cell table:style-name="Table3.A3" office:value-type="string">
            <text:p text:style-name="Table_20_Contents">Include file F as tagged text</text:p>
          </table:table-cell>
        </table:table-row>
        <table:table-row>
          <table:table-cell table:style-name="Table3.A3" office:value-type="string">
            <text:p text:style-name="Table_20_Contents">%!csv: F</text:p>
          </table:table-cell>
          <table:table-cell table:style-name="Table3.A3" office:value-type="string">
            <text:p text:style-name="Table_20_Contents">Include CSV file F as a table</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OTHER</text:p>
            </table:table-cell>
            <table:covered-table-cell/>
          </table:table-row>
        </table:table-header-rows>
        <table:table-row>
          <table:table-cell table:style-name="Table6.A2" office:value-type="string">
            <text:p text:style-name="Table_20_Contents">Headers<text:line-break/>Config<text:line-break/>Body</text:p>
          </table:table-cell>
          <table:table-cell table:style-name="Table6.A2" office:value-type="string">
            <text:p text:style-name="Table_20_Contents">First 3 lines<text:line-break/>Comments after Headers<text:line-break/>From first text line to the end</text:p>
          </table:table-cell>
        </table:table-row>
        <table:table-row>
          <table:table-cell table:style-name="Table6.A3" office:value-type="string">
            <text:p text:style-name="Table_20_Contents">RC config file</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Anchor</text:p>
          </table:table-cell>
          <table:table-cell table:style-name="Table6.A3" office:value-type="string">
            <text:p text:style-name="Table_20_Contents">=title=[anchor] <text:s/>... <text:s/>[link #anchor]</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SAMPLE INPUT FILE</text:p>
            </table:table-cell>
          </table:table-row>
        </table:table-header-rows>
        <table:table-row>
          <table:table-cell table:style-name="Table7.A2" office:value-type="string">
            <text:p text:style-name="Table_20_Contents">Lord Of The Rings<text:line-break/>J. R. R. Tolkien<text:line-break/>Last Update: %%mtime(%c)<text:line-break/><text:line-break/>%!target: html<text:line-break/>%!options(html): --css-sugar --style lotr.css<text:line-break/><text:line-break/>They walked, they fought, they won. **Hoora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Quick Reference for v2.6 – http://txt2tags.sf.net</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Unix OpenOffice.org_project/310m11$Build-9399</meta:generator>
    <meta:creation-date>2005-07-08T20:42:32</meta:creation-date>
    <dc:date>2010-08-17T19:58:02</dc:date>
    <dc:language>en-GB</dc:language>
    <meta:editing-cycles>78</meta:editing-cycles>
    <meta:editing-duration>PT36H05M00S</meta:editing-duration>
    <meta:document-statistic meta:table-count="8" meta:image-count="1" meta:object-count="0" meta:page-count="1" meta:paragraph-count="122" meta:word-count="484" meta:character-count="2754"/>
    <meta:user-defined meta:name="Info 1"/>
    <meta:user-defined meta:name="Info 2"/>
    <meta:user-defined meta:name="Info 3"/>
    <meta:user-defined meta:name="Info 4"/>
  </office:meta>
</office:document-meta>
</file>